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style:use-window-font-color="true" officeooo:rsid="0024e445" officeooo:paragraph-rsid="0024e445" fo:background-color="transparent"/>
    </style:style>
    <style:style style:name="P2" style:family="paragraph" style:parent-style-name="Standard">
      <style:paragraph-properties fo:text-align="justify" style:justify-single-word="false"/>
      <style:text-properties style:use-window-font-color="true" officeooo:rsid="002669f8" officeooo:paragraph-rsid="002669f8" fo:background-color="transparent"/>
    </style:style>
    <style:style style:name="P3" style:family="paragraph" style:parent-style-name="Standard">
      <style:paragraph-properties fo:text-align="justify" style:justify-single-word="false"/>
      <style:text-properties style:use-window-font-color="true" style:text-line-through-style="solid" style:text-line-through-type="single" officeooo:rsid="002669f8" officeooo:paragraph-rsid="002669f8" fo:background-color="transparent"/>
    </style:style>
    <style:style style:name="P4" style:family="paragraph" style:parent-style-name="Standard">
      <style:paragraph-properties fo:text-align="justify" style:justify-single-word="false"/>
      <style:text-properties style:use-window-font-color="true" officeooo:rsid="002669f8" officeooo:paragraph-rsid="002b8533" fo:background-color="transparent"/>
    </style:style>
    <style:style style:name="P5" style:family="paragraph" style:parent-style-name="Standard">
      <style:paragraph-properties fo:text-align="justify" style:justify-single-word="false"/>
      <style:text-properties officeooo:paragraph-rsid="002fb09f"/>
    </style:style>
    <style:style style:name="P6" style:family="paragraph" style:parent-style-name="Standard">
      <style:paragraph-properties fo:text-align="justify" style:justify-single-word="false"/>
      <style:text-properties officeooo:rsid="0032da7d" officeooo:paragraph-rsid="0032da7d"/>
    </style:style>
    <style:style style:name="P7" style:family="paragraph" style:parent-style-name="Preformatted_20_Text">
      <style:paragraph-properties fo:text-align="justify" style:justify-single-word="false"/>
      <style:text-properties style:use-window-font-color="true" officeooo:rsid="002669f8" officeooo:paragraph-rsid="002b8533" fo:background-color="transparent"/>
    </style:style>
    <style:style style:name="T1" style:family="text">
      <style:text-properties officeooo:rsid="0026f03b"/>
    </style:style>
    <style:style style:name="T2" style:family="text">
      <style:text-properties officeooo:rsid="00272dbe"/>
    </style:style>
    <style:style style:name="T3" style:family="text">
      <style:text-properties officeooo:rsid="002806cc"/>
    </style:style>
    <style:style style:name="T4" style:family="text">
      <style:text-properties officeooo:rsid="0028cea7"/>
    </style:style>
    <style:style style:name="T5" style:family="text">
      <style:text-properties fo:color="#000000"/>
    </style:style>
    <style:style style:name="T6" style:family="text">
      <style:text-properties fo:color="#000000" style:text-underline-style="solid" style:text-underline-width="auto" style:text-underline-color="font-color"/>
    </style:style>
    <style:style style:name="T7" style:family="text">
      <style:text-properties fo:color="#000000" style:text-underline-style="solid" style:text-underline-width="auto" style:text-underline-color="font-color" officeooo:rsid="00272dbe" fo:background-color="transparent" loext:char-shading-value="0"/>
    </style:style>
    <style:style style:name="T8" style:family="text">
      <style:text-properties fo:color="#000000" officeooo:rsid="002b8533"/>
    </style:style>
    <style:style style:name="T9" style:family="text">
      <style:text-properties fo:color="#000000" officeooo:rsid="00272dbe" fo:background-color="transparent" loext:char-shading-value="0"/>
    </style:style>
    <style:style style:name="T10" style:family="text">
      <style:text-properties fo:color="#800000"/>
    </style:style>
    <style:style style:name="T11" style:family="text">
      <style:text-properties style:use-window-font-color="true" fo:background-color="transparent" loext:char-shading-value="0"/>
    </style:style>
    <style:style style:name="T12" style:family="text">
      <style:text-properties style:use-window-font-color="true" officeooo:rsid="00272dbe" fo:background-color="transparent" loext:char-shading-value="0"/>
    </style:style>
    <style:style style:name="T13" style:family="text">
      <style:text-properties style:use-window-font-color="true" officeooo:rsid="002d54ab" fo:background-color="transparent" loext:char-shading-value="0"/>
    </style:style>
    <style:style style:name="T14" style:family="text">
      <style:text-properties style:use-window-font-color="true" officeooo:rsid="002e5bc0" fo:background-color="transparent" loext:char-shading-value="0"/>
    </style:style>
    <style:style style:name="T15" style:family="text">
      <style:text-properties style:use-window-font-color="true" officeooo:rsid="002fb09f" fo:background-color="transparent" loext:char-shading-value="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In the search process, we considered the studies published until December 201<text:span text:style-name="T2">7</text:span>. Searches were conducted for the last time in <text:span text:style-name="T4">January</text:span> 201<text:span text:style-name="T3">8</text:span>. As a result of searching the selected sources, a total of <text:span text:style-name="T3">54</text:span> publications were returned, out of which <text:span text:style-name="T3">13</text:span> from IEEE Xplore, <text:span text:style-name="T3">5</text:span> from Science Direct, <text:span text:style-name="T3">17</text:span> from ACM Digital Library, <text:span text:style-name="T3">and 19</text:span> from SpringerLink. Then we followed a selection process comprising five stages, as show in Fig 1.</text:p>
      <text:p text:style-name="P2"/>
      <text:p text:style-name="P4">In 1st stage, we eliminated duplications (publications that appear in more than one source), achieving 440 publications (reduction of approximately 22%). In the 2nd stage, we applied the selection criteria (inclusion and exclusion criteria) over title, abstract and keywords, resulting in 43 papers (reduction approximately 90%). 9 papers were eliminated by EC1 (The study does not <text:span text:style-name="T1">have abstract); 2 by EC3 (the study is not written in English); 23 by EC5(The study is not primary study); and 363 for not satisfying IC1(The study discusses a KM initiative in software testing). </text:span></text:p>
      <text:p text:style-name="P4"/>
      <text:p text:style-name="P4"/>
      <text:p text:style-name="P7"><text:span text:style-name="T5">It is important to emphasize that, at this stage, we only excluded studies that were clearly unrelated to the subject, as suggested by Kitchenham and Chaters</text:span><text:span text:style-name="T10">\cite</text:span><text:span text:style-name="T5">{Kitchenham07}. In case of doubt, the paper was taken to the next stage. In </text:span><text:span text:style-name="T8">third</text:span><text:span text:style-name="T5"> stage, the selection criteria were applied considering the full text, resulting in a set of 16 studies (reduction of approximately 11</text:span><text:span text:style-name="T10">\</text:span><text:span text:style-name="T5">%): 2 papers were eliminated by </text:span><text:span text:style-name="T6">EC7</text:span><text:span text:style-name="T5">(The study address clearly only projects Closed Source Software); </text:span></text:p>
      <text:p text:style-name="P4"/>
      <text:p text:style-name="P5"><text:span text:style-name="T12">Over these </text:span><text:span text:style-name="T13">16</text:span><text:span text:style-name="T12"> studies considered relevant, we moved to the 4th stage to perform snowballing, which resulted in </text:span><text:span text:style-name="T13">12</text:span><text:span text:style-name="T12"> papers. After applying the selection criteria over title, abstract and keywords, </text:span><text:span text:style-name="T14">11</text:span><text:span text:style-name="T12"> papers remained (reduction of </text:span><text:span text:style-name="T14">8.3</text:span><text:span text:style-name="T12">% over the papers <text:s/>selected by snowballing). For these papers, the selection criteria were applied considering the full text, and </text:span><text:span text:style-name="T14">9</text:span><text:span text:style-name="T12"> paper remained (reduction of approximately </text:span><text:span text:style-name="T14">18.2</text:span><text:span text:style-name="T12">% over the </text:span><text:span text:style-name="T14">11</text:span><text:span text:style-name="T12"> previously selected papers). Criterion EC</text:span><text:span text:style-name="T14">3</text:span><text:span text:style-name="T12"> elimnated </text:span><text:span text:style-name="T14">1</text:span><text:span text:style-name="T12"> papers (The study is not written in English); 1 paper was eliminated by EC</text:span><text:span text:style-name="T14">6</text:span><text:span text:style-name="T12"> (</text:span><text:span text:style-name="T5">The study is not accessible on the Web</text:span><text:span text:style-name="T12">); and </text:span><text:span text:style-name="T15">1</text:span><text:span text:style-name="T12"> papers for not satisfying IC1 (</text:span><text:span text:style-name="T9">The study discusses severity prediction of bug reports in </text:span><text:span text:style-name="T7">OSS</text:span><text:span text:style-name="T9"> projects context</text:span><text:span text:style-name="T12">).</text:span></text:p>
      <text:p text:style-name="P5"><text:span text:style-name="T12"/></text:p>
      <text:p text:style-name="P6"><text:span text:style-name="T12">A</text:span><text:span text:style-name="T11">s final result, we got 25 studies to be analyzed (16 from the sources and nine from snowballing). Table [] presents the bibliographic reference of the selected studies plus and identifier (#id) for each paper. Throughout the remainder of this paper, we use these identifiers to refer to the correponding publication.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Lucida Sans Unicode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pt" fo:country="BR" style:letter-kerning="true" style:font-name-asian="Lucida Sans Unicode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6T09:31:39.422203310</meta:creation-date>
    <dc:date>2018-03-07T12:01:21.280259735</dc:date>
    <meta:editing-duration>PT6H33M41S</meta:editing-duration>
    <meta:editing-cycles>11</meta:editing-cycles>
    <meta:generator>LibreOffice/6.0.2.1.0$Linux_X86_64 LibreOffice_project/00m0$Build-1</meta:generator>
    <meta:document-statistic meta:table-count="0" meta:image-count="0" meta:object-count="0" meta:page-count="1" meta:paragraph-count="5" meta:word-count="400" meta:character-count="2506" meta:non-whitespace-character-count="2108"/>
  </office:meta>
</office:document-meta>
</file>